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75in" fo:margin-left="0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1847in"/>
    </style:style>
    <style:style style:name="Table1.C" style:family="table-column">
      <style:table-column-properties style:column-width="0.8007in"/>
    </style:style>
    <style:style style:name="Table1.D" style:family="table-column">
      <style:table-column-properties style:column-width="0.7868in"/>
    </style:style>
    <style:style style:name="Table1.E" style:family="table-column">
      <style:table-column-properties style:column-width="0.1069in"/>
    </style:style>
    <style:style style:name="Table1.F" style:family="table-column">
      <style:table-column-properties style:column-width="0.8778in"/>
    </style:style>
    <style:style style:name="Table1.G" style:family="table-column">
      <style:table-column-properties style:column-width="0.2951in"/>
    </style:style>
    <style:style style:name="Table1.H" style:family="table-column">
      <style:table-column-properties style:column-width="1.1813in"/>
    </style:style>
    <style:style style:name="Table1.I" style:family="table-column">
      <style:table-column-properties style:column-width="0.7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A4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7" style:family="table-row">
      <style:table-row-properties style:row-height="0.2757in" fo:keep-together="auto"/>
    </style:style>
    <style:style style:name="Table1.8" style:family="table-row">
      <style:table-row-properties style:row-height="0.3271in" fo:keep-together="auto"/>
    </style:style>
    <style:style style:name="Table1.A50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56" style:family="table-row">
      <style:table-row-properties style:min-row-height="0.0556in" fo:keep-together="auto"/>
    </style:style>
    <style:style style:name="Table1.57" style:family="table-row">
      <style:table-row-properties style:min-row-height="0.1438in" fo:keep-together="auto"/>
    </style:style>
    <style:style style:name="Table1.62" style:family="table-row">
      <style:table-row-properties style:min-row-height="8.0958in" fo:keep-together="auto"/>
    </style:style>
    <style:style style:name="P1" style:family="paragraph" style:parent-style-name="Standard">
      <style:paragraph-properties fo:margin-left="0in" fo:margin-right="0in" fo:line-height="115%" fo:text-indent="0in" style:auto-text-indent="false"/>
    </style:style>
    <style:style style:name="P2" style:family="paragraph" style:parent-style-name="Standard">
      <style:paragraph-properties fo:margin-left="0.0591in" fo:margin-right="0in" fo:margin-top="0in" fo:margin-bottom="0in" style:contextual-spacing="false" fo:line-height="150%" fo:text-align="center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margin-top="0.1665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officeooo:paragraph-rsid="00108667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margin-top="0.1665in" fo:margin-bottom="0in" style:contextual-spacing="false" fo:line-height="115%" fo:text-align="start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officeooo:rsid="000e6424" officeooo:paragraph-rsid="000e6424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officeooo:rsid="00105601" officeooo:paragraph-rsid="00105601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.0591in" fo:margin-right="0in" fo:margin-top="0in" fo:margin-bottom="0in" style:contextual-spacing="false" fo:line-height="150%" fo:text-align="center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margin-top="0.1665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2pt" fo:language="en" fo:country="GB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text-line-through-style="none" style:text-line-through-type="none" style:font-name="Times New Roman" fo:font-size="12pt" fo:language="en" fo:country="GB" officeooo:rsid="00105601" officeooo:paragraph-rsid="00105601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style:font-name="Times New Roman" fo:font-size="12pt" fo:language="en" fo:country="GB" officeooo:rsid="000e6424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0e0d1b" style:font-style-asian="italic" style:font-weight-asian="bold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officeooo:rsid="000e6424" style:font-weight-asian="bold"/>
    </style:style>
    <style:style style:name="T8" style:family="text">
      <style:text-properties style:text-underline-style="solid" style:text-underline-width="auto" style:text-underline-color="font-color" fo:font-weight="bold" officeooo:rsid="00108667" style:font-weight-asian="bold"/>
    </style:style>
    <style:style style:name="T9" style:family="text">
      <style:text-properties style:text-position="super 58%" style:text-underline-style="solid" style:text-underline-width="auto" style:text-underline-color="font-color" fo:font-weight="bold" officeooo:rsid="00108667" style:font-weight-asian="bold"/>
    </style:style>
    <style:style style:name="T10" style:family="text">
      <style:text-properties style:text-position="super 58%" fo:font-weight="bold" style:font-weight-asian="bold"/>
    </style:style>
    <style:style style:name="T11" style:family="text">
      <style:text-properties officeooo:rsid="000e6424"/>
    </style:style>
    <style:style style:name="T12" style:family="text">
      <style:text-properties officeooo:rsid="001056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10">UNIVERSITY OF DAR ES SALAAM</text:p>
            <text:p text:style-name="P10">COLLEGE OF INFORMATION AND COMMUNICATION TECHNOLOGIES</text:p>
            <text:p text:style-name="P2"><text:span text:style-name="T2">DEPARTMENT OF </text:span><text:span text:style-name="T3">COMPUTER SCIENCE AND ENGINEERING</text:span></text:p>
            <text:p text:style-name="P10">PRACTICAL TRAINING LOG – BOOK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5"><text:span text:style-name="T1">STUDENT NAME: </text:span><text:span text:style-name="T5">GADAFI <text:s/>J JAPHALY</text:span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3"><text:span text:style-name="T1"><text:s text:c="3"/>REG. NO: </text:span><text:span text:style-name="T4">2020-04-0</text:span><text:span text:style-name="T5">2654</text:span></text:p>
            <text:p text:style-name="P1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3"><text:span text:style-name="T1">COMPANY/INSTITUTION: </text:span><text:span text:style-name="T6">YOUTH FOR CHILDREN INNOVATION HUB (Y4C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2" office:value-type="string">
            <text:p text:style-name="P6"><text:span text:style-name="T1">WEEK NO: </text:span><text:span text:style-name="T7">3</text:span></text:p>
          </table:table-cell>
          <table:covered-table-cell/>
          <table:table-cell table:style-name="Table1.A5" table:number-columns-spanned="7" office:value-type="string">
            <text:p text:style-name="P4"><text:span text:style-name="T1">FROM: </text:span><text:span text:style-name="T8">7</text:span><text:span text:style-name="T9">th</text:span><text:span text:style-name="T6"> </text:span><text:span text:style-name="T8">August</text:span><text:span text:style-name="T6"> 2023</text:span><text:span text:style-name="T1"> <text:s text:c="4"/>TO: </text:span><text:span text:style-name="T8">11</text:span><text:span text:style-name="T9">st</text:span><text:span text:style-name="T6"> </text:span><text:span text:style-name="T8"><text:s/>August</text:span><text:span text:style-name="T6"> 202</text:span><text:span text:style-name="T8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14"/>
          </table:table-cell>
          <table:covered-table-cell/>
          <table:table-cell table:style-name="Table1.A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columns-spanned="2" office:value-type="string">
            <text:p text:style-name="P11">DAY /DATE`</text:p>
          </table:table-cell>
          <table:covered-table-cell/>
          <table:table-cell table:style-name="Table1.A5" table:number-columns-spanned="7" office:value-type="string">
            <text:p text:style-name="P11">ACTIVI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5" table:number-rows-spanned="4" table:number-columns-spanned="2" office:value-type="string">
            <text:p text:style-name="P11">Monday</text:p>
            <text:p text:style-name="P11"/>
            <text:p text:style-name="P11">24th</text:p>
            <text:p text:style-name="P11">……………………</text:p>
          </table:table-cell>
          <table:covered-table-cell/>
          <table:table-cell table:style-name="Table1.A5" table:number-columns-spanned="7" office:value-type="string">
            <text:p text:style-name="P18">-Learnt how to implement authorization of users to web appl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8">Resources and actions using laravel framework so that different us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8">Have different permissions in the applica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4" table:number-columns-spanned="2" office:value-type="string">
            <text:p text:style-name="P11">Tuesday</text:p>
            <text:p text:style-name="P11"/>
            <text:p text:style-name="P11">25th</text:p>
            <text:p text:style-name="P11">…………………….</text:p>
          </table:table-cell>
          <table:covered-table-cell/>
          <table:table-cell table:style-name="Table1.A5" table:number-columns-spanned="7" office:value-type="string">
            <text:p text:style-name="P8">Learnt how to implement security to routes using middleware so that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8">Only authenticated users can access them (in larave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4" table:number-columns-spanned="2" office:value-type="string">
            <text:p text:style-name="P11">Wednesday</text:p>
            <text:p text:style-name="P11"/>
            <text:p text:style-name="P11">26th</text:p>
            <text:p text:style-name="P11">…………………….</text:p>
          </table:table-cell>
          <table:covered-table-cell/>
          <table:table-cell table:style-name="Table1.A5" table:number-columns-spanned="7" office:value-type="string">
            <text:p text:style-name="P8">-Learnt how to define variables that can be accessed to every view or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8">Blade template in larave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4" table:number-columns-spanned="2" office:value-type="string">
            <text:p text:style-name="P11">Thursday</text:p>
            <text:p text:style-name="P11"/>
            <text:p text:style-name="P11">27th</text:p>
            <text:p text:style-name="P11">……………………</text:p>
          </table:table-cell>
          <table:covered-table-cell/>
          <table:table-cell table:style-name="Table1.A5" table:number-columns-spanned="7" office:value-type="string">
            <text:p text:style-name="P3">-<text:span text:style-name="T11">Learnt how to use control flow statements </text:span><text:span text:style-name="T12">in laravel blade template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9">And controllers.(eg if statements, foreach statements etc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4" table:number-columns-spanned="2" office:value-type="string">
            <text:p text:style-name="P11">Friday</text:p>
            <text:p text:style-name="P11"/>
            <text:p text:style-name="P11">28th</text:p>
            <text:p text:style-name="P11">…………………..</text:p>
          </table:table-cell>
          <table:covered-table-cell/>
          <table:table-cell table:style-name="Table1.A5" table:number-columns-spanned="7" office:value-type="string">
            <text:p text:style-name="P17">-Learned about origin, application and importance of virtual rea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9">And augmented reality through the y-talk( presentation) given by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9">Our colleagu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 table:style-name="Table1.A5"/>
          <table:covered-table-cell/>
          <table:table-cell table:style-name="Table1.A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table:number-columns-spanned="2" office:value-type="string">
            <text:p text:style-name="P5"/>
          </table:table-cell>
          <table:covered-table-cell/>
          <table:table-cell table:style-name="Table1.A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5" table:number-columns-spanned="9" office:value-type="string">
            <text:p text:style-name="P11">Details Of the Main Job of the Wee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12">Operation: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11">Machinery/ Tools Used</text:p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50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56"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57">
          <table:table-cell table:style-name="Table1.A5" table:number-rows-spanned="3" office:value-type="string">
            <text:p text:style-name="P16">Comments from Industrial Supervisor</text:p>
          </table:table-cell>
          <table:table-cell table:style-name="Table1.A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7">
          <table:covered-table-cell table:style-name="Table1.A5"/>
          <table:table-cell table:style-name="Table1.A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7">
          <table:covered-table-cell table:style-name="Table1.A5"/>
          <table:table-cell table:style-name="Table1.A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57">
          <table:table-cell table:style-name="Table1.A5" table:number-columns-spanned="7" office:value-type="string">
            <text:p text:style-name="P13">Name: ……………..…………………………………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2" office:value-type="string">
            <text:p text:style-name="P13">Signature………………..</text:p>
          </table:table-cell>
          <table:covered-table-cell/>
        </table:table-row>
        <table:table-row table:style-name="Table1.1">
          <table:table-cell table:style-name="Table1.A5" table:number-columns-spanned="9" office:value-type="string">
            <text:p text:style-name="P11">Detailed Diagram of the Main Jo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2">
          <table:table-cell table:style-name="Table1.A5" table:number-columns-spanned="9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6">Drawn by: ELIZABETH MANGU</text:p>
          </table:table-cell>
          <table:covered-table-cell/>
          <table:covered-table-cell/>
          <table:table-cell table:style-name="Table1.A5" office:value-type="string">
            <text:p text:style-name="P7"><text:span text:style-name="T1">Date: 28</text:span><text:span text:style-name="T10">th</text:span><text:span text:style-name="T1"> July</text:span></text:p>
          </table:table-cell>
          <table:table-cell table:style-name="Table1.A5" table:number-columns-spanned="4" office:value-type="string">
            <text:p text:style-name="P16">Checked by:</text:p>
          </table:table-cell>
          <table:covered-table-cell/>
          <table:covered-table-cell/>
          <table:covered-table-cell/>
          <table:table-cell table:style-name="Table1.A5" office:value-type="string">
            <text:p text:style-name="P16">Date:</text:p>
            <text:p text:style-name="P16"/>
            <text:p text:style-name="P16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GB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1in" fo:margin-right="0in" fo:margin-top="0in" fo:margin-bottom="0.139in" style:contextual-spacing="false" fo:line-height="150%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font-weight="bold" style:font-name-asian="Calibri" style:font-family-asian="Calibri" style:font-family-generic-asian="system" style:font-pitch-asian="variable" style:font-weight-asian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list-style-name="WWNum3" style:class="text">
      <style:paragraph-properties fo:margin-top="0in" fo:margin-bottom="0in" style:contextual-spacing="false" fo:line-height="200%" fo:text-align="justify" style:justify-single-word="false" fo:keep-together="always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auto-update="true" style:default-outline-level="3" style:list-style-name="" style:class="text">
      <style:paragraph-properties fo:margin-left="0.3in" fo:margin-right="0in" fo:margin-top="0.139in" fo:margin-bottom="0.1665in" style:contextual-spacing="false" fo:line-height="115%" fo:keep-together="always" fo:text-indent="-0.3in" style:auto-text-indent="false" fo:keep-with-next="always"/>
      <style:text-properties fo:font-weight="bold" style:font-name-asian="Calibri" style:font-family-asian="Calibri" style:font-family-generic-asian="system" style:font-pitch-asian="variable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font-weight="bold" style:font-name-asian="Calibri" style:font-family-asian="Calibri" style:font-family-generic-asian="system" style:font-pitch-asian="variable" style:font-weight-asian="bold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font-weight="bold" style:font-name-asian="Calibri" style:font-family-asian="Calibri" style:font-family-generic-asian="system" style:font-pitch-asian="variable" style:font-weight-asian="bold"/>
    </style:style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use-window-font-color="true" loext:opacity="0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1" style:num-suffix=".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1" style:num-suffix=".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4</meta:editing-cycles>
    <meta:print-date>2016-07-18T11:43:00</meta:print-date>
    <meta:creation-date>2023-07-28T10:27:00</meta:creation-date>
    <dc:date>2023-08-28T10:55:30.226644100</dc:date>
    <meta:editing-duration>PT14M7S</meta:editing-duration>
    <meta:generator>LibreOffice/7.3.7.2$Linux_X86_64 LibreOffice_project/30$Build-2</meta:generator>
    <meta:document-statistic meta:table-count="1" meta:image-count="0" meta:object-count="0" meta:page-count="4" meta:paragraph-count="50" meta:word-count="201" meta:character-count="1353" meta:non-whitespace-character-count="1188"/>
    <meta:user-defined meta:name="AppVersion">16.0000</meta:user-defined>
    <meta:user-defined meta:name="Company">Microsoft</meta:user-defined>
    <meta:template xlink:type="simple" xlink:actuate="onRequest" xlink:title="Normal" xlink:href=""/>
  </office:meta>
</office:document-meta>
</file>